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MJI" svg:font-family="MJI"/>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3.251cm" table:align="left"/>
    </style:style>
    <style:style style:name="Tabela2.A" style:family="table-column">
      <style:table-column-properties style:column-width="1.665cm"/>
    </style:style>
    <style:style style:name="Tabela2.B" style:family="table-column">
      <style:table-column-properties style:column-width="1.586cm"/>
    </style:style>
    <style:style style:name="Tabela2.A1" style:family="table-cell">
      <style:table-cell-properties style:vertical-align="middle" fo:padding="0.049cm" fo:border="none"/>
    </style:style>
    <style:style style:name="P1"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 style:family="paragraph" style:parent-style-name="Table_20_Contents">
      <style:paragraph-properties fo:padding-left="0cm" fo:padding-right="0cm" fo:padding-top="0.049cm" fo:padding-bottom="0cm" fo:border-left="none" fo:border-right="none" fo:border-top="0.06pt solid #000000" fo:border-bottom="none"/>
      <style:text-properties fo:language="zxx" fo:country="none" style:language-asian="zxx" style:country-asian="none" style:language-complex="zxx" style:country-complex="none"/>
    </style:style>
    <style:style style:name="P3" style:family="paragraph" style:parent-style-name="Table_20_Contents">
      <style:paragraph-properties fo:text-align="center" style:justify-single-word="false" fo:padding-left="0cm" fo:padding-right="0cm" fo:padding-top="0.049cm" fo:padding-bottom="0cm" fo:border-left="none" fo:border-right="none" fo:border-top="0.06pt solid #000000" fo:border-bottom="none"/>
      <style:text-properties fo:language="zxx" fo:country="none" style:language-asian="zxx" style:country-asian="none" style:language-complex="zxx" style:country-complex="none"/>
    </style:style>
    <style:style style:name="P4" style:family="paragraph" style:parent-style-name="Standard">
      <style:paragraph-properties fo:line-height="100%" fo:text-align="center" style:justify-single-word="false"/>
      <style:text-properties style:use-window-font-color="true" style:font-name="Times New Roman" fo:font-size="16pt" fo:language="pl" fo:country="PL" fo:font-weight="normal" fo:background-color="transparent" style:font-name-asian="Times New Roman" style:font-name-complex="Times New Roman"/>
    </style:style>
    <style:style style:name="P5" style:family="paragraph" style:parent-style-name="Standard">
      <style:paragraph-properties fo:line-height="100%" fo:text-align="center" style:justify-single-word="false"/>
      <style:text-properties style:use-window-font-color="true" style:font-name="Times New Roman" fo:font-size="16pt" fo:language="en" fo:country="US" fo:font-weight="normal" fo:background-color="transparent" style:font-name-asian="Times New Roman" style:font-name-complex="Times New Roman"/>
    </style:style>
    <style:style style:name="P6" style:family="paragraph" style:parent-style-name="Standard">
      <style:paragraph-properties fo:line-height="100%" fo:text-align="center" style:justify-single-word="false"/>
      <style:text-properties style:use-window-font-color="true" style:font-name="Times New Roman" fo:font-size="14pt" fo:language="pl" fo:country="PL" fo:font-weight="normal"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2pt" fo:language="pl" fo:country="PL" fo:font-style="italic" fo:font-weight="normal" fo:background-color="transparent" style:font-name-asian="Times New Roman" style:font-name-complex="Times New Roman"/>
    </style:style>
    <style:style style:name="P8" style:family="paragraph" style:parent-style-name="Standard">
      <style:paragraph-properties fo:line-height="100%" fo:text-align="center" style:justify-single-word="false"/>
      <style:text-properties style:use-window-font-color="true" style:font-name="Times New Roman" fo:font-size="12pt" fo:language="pl" fo:country="PL" fo:font-weight="normal" fo:background-color="transparent" style:font-name-asian="Times New Roman" style:font-name-complex="Times New Roman"/>
    </style:style>
    <style:style style:name="P9" style:family="paragraph" style:parent-style-name="Standard">
      <style:paragraph-properties fo:line-height="100%" fo:text-align="end" style:justify-single-word="false"/>
      <style:text-properties style:use-window-font-color="true" style:font-name="Times New Roman" fo:font-size="12pt" fo:language="pl" fo:country="PL" fo:font-weight="normal" fo:background-color="transparent" style:font-name-asian="Times New Roman" style:font-name-complex="Times New Roman"/>
    </style:style>
    <style:style style:name="P10" style:family="paragraph" style:parent-style-name="Standard">
      <style:paragraph-properties fo:line-height="100%" fo:text-align="justify" style:justify-single-word="false"/>
      <style:text-properties style:use-window-font-color="true" style:font-name="Times New Roman" fo:font-size="12pt" fo:language="pl" fo:country="PL" fo:font-weight="normal"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use-window-font-color="true" style:font-name="Times New Roman" fo:font-size="12pt" fo:language="pl" fo:country="PL" fo:font-weight="normal" fo:background-color="transparent" style:font-name-asian="Times New Roman" style:font-name-complex="Times New Roman"/>
    </style:style>
    <style:style style:name="P12" style:family="paragraph" style:parent-style-name="Standard" style:list-style-name="L1">
      <style:paragraph-properties fo:line-height="100%" fo:text-align="start" style:justify-single-word="false"/>
      <style:text-properties style:use-window-font-color="true" style:font-name="Times New Roman" fo:font-size="12pt" fo:language="pl" fo:country="PL" fo:font-weight="normal" fo:background-color="transparent" style:font-name-asian="Times New Roman" style:font-name-complex="Times New Roman"/>
    </style:style>
    <style:style style:name="P13" style:family="paragraph" style:parent-style-name="Standard" style:list-style-name="L1">
      <style:paragraph-properties fo:line-height="100%" fo:text-align="start" style:justify-single-word="false"/>
      <style:text-properties style:use-window-font-color="true" style:font-name="Times New Roman" fo:font-size="12pt" fo:language="pl" fo:country="PL" fo:font-weight="normal" officeooo:paragraph-rsid="002799d0" fo:background-color="transparent" style:font-name-asian="Times New Roman" style:font-name-complex="Times New Roman"/>
    </style:style>
    <style:style style:name="P14" style:family="paragraph" style:parent-style-name="Standard" style:list-style-name="L1">
      <style:paragraph-properties fo:line-height="100%" fo:text-align="start" style:justify-single-word="false"/>
      <style:text-properties style:use-window-font-color="true" style:font-name="Times New Roman" fo:font-size="12pt" fo:language="pl" fo:country="PL" fo:font-weight="normal" officeooo:rsid="0024806b" officeooo:paragraph-rsid="0024806b" fo:background-color="transparent" style:font-name-asian="Times New Roman" style:font-name-complex="Times New Roman"/>
    </style:style>
    <style:style style:name="P15" style:family="paragraph" style:parent-style-name="Standard" style:list-style-name="L1">
      <style:paragraph-properties fo:line-height="100%" fo:text-align="start" style:justify-single-word="false"/>
      <style:text-properties style:use-window-font-color="true" style:font-name="Times New Roman" fo:font-size="12pt" fo:language="pl" fo:country="PL" fo:font-weight="normal" officeooo:rsid="002799d0" officeooo:paragraph-rsid="002799d0" fo:background-color="transparent" style:font-name-asian="Times New Roman" style:font-name-complex="Times New Roman"/>
    </style:style>
    <style:style style:name="P16" style:family="paragraph" style:parent-style-name="Standard">
      <style:paragraph-properties fo:line-height="100%" fo:text-align="justify" style:justify-single-word="false"/>
      <style:text-properties style:use-window-font-color="true" style:font-name="Times New Roman" fo:font-size="12pt" fo:language="pl" fo:country="PL" fo:font-weight="normal" officeooo:rsid="003f14c3" fo:background-color="transparent" style:font-name-asian="Times New Roman" style:font-name-complex="Times New Roman"/>
    </style:style>
    <style:style style:name="P17" style:family="paragraph" style:parent-style-name="Standard" style:list-style-name="L1">
      <style:paragraph-properties fo:line-height="100%" fo:text-align="start" style:justify-single-word="false"/>
      <style:text-properties style:use-window-font-color="true" style:font-name="Times New Roman" fo:font-size="12pt" fo:language="pl" fo:country="PL" fo:font-weight="normal" officeooo:rsid="00499b3a" officeooo:paragraph-rsid="00499b3a" fo:background-color="transparent" style:font-name-asian="Times New Roman" style:font-name-complex="Times New Roman"/>
    </style:style>
    <style:style style:name="P18" style:family="paragraph" style:parent-style-name="Standard" style:list-style-name="L1">
      <style:paragraph-properties fo:line-height="100%" fo:text-align="start" style:justify-single-word="false"/>
      <style:text-properties style:use-window-font-color="true" style:font-name="Times New Roman" fo:font-size="12pt" fo:language="pl" fo:country="PL" fo:font-weight="normal" officeooo:rsid="004b404f" officeooo:paragraph-rsid="004b404f" fo:background-color="transparent" style:font-name-asian="Times New Roman" style:font-name-complex="Times New Roman"/>
    </style:style>
    <style:style style:name="P19" style:family="paragraph" style:parent-style-name="Standard">
      <style:paragraph-properties fo:line-height="100%" fo:text-align="center" style:justify-single-word="false"/>
      <style:text-properties style:use-window-font-color="true" style:font-name="Times New Roman" fo:font-size="12pt" fo:language="pl" fo:country="PL" fo:font-weight="bold" fo:background-color="transparent" style:font-name-asian="Times New Roman" style:font-name-complex="Times New Roman"/>
    </style:style>
    <style:style style:name="P20" style:family="paragraph" style:parent-style-name="Standard">
      <style:paragraph-properties fo:line-height="100%" fo:text-align="center" style:justify-single-word="false"/>
      <style:text-properties style:use-window-font-color="true" style:font-name="Times New Roman" fo:font-size="12pt" fo:language="en" fo:country="US" fo:font-weight="bold" fo:background-color="transparent" style:font-name-asian="Times New Roman" style:font-name-complex="Times New Roman"/>
    </style:style>
    <style:style style:name="P21" style:family="paragraph" style:parent-style-name="Standard">
      <style:paragraph-properties fo:line-height="100%" fo:text-align="justify" style:justify-single-word="false"/>
      <style:text-properties style:use-window-font-color="true" style:font-name="Times New Roman" fo:font-size="12pt" fo:language="en" fo:country="US" fo:font-weight="bold" fo:background-color="transparent" style:font-name-asian="Times New Roman" style:font-name-complex="Times New Roman"/>
    </style:style>
    <style:style style:name="P22" style:family="paragraph" style:parent-style-name="Standard">
      <style:paragraph-properties fo:line-height="100%" fo:text-align="justify" style:justify-single-word="false"/>
      <style:text-properties style:use-window-font-color="true" style:font-name="Times New Roman" fo:font-size="12pt" fo:language="en" fo:country="US" fo:font-weight="normal" fo:background-color="transparent" style:font-name-asian="Times New Roman" style:font-name-complex="Times New Roman"/>
    </style:style>
    <style:style style:name="P23" style:family="paragraph" style:parent-style-name="Standard">
      <style:paragraph-properties fo:line-height="100%" fo:text-align="start" style:justify-single-word="false"/>
      <style:text-properties style:use-window-font-color="true" style:font-name="Calibri1" fo:font-size="11pt" fo:language="pl" fo:country="PL" fo:font-weight="normal" fo:background-color="transparent" style:font-name-asian="Calibri1" style:font-name-complex="Calibri1"/>
    </style:style>
    <style:style style:name="P24" style:family="paragraph" style:parent-style-name="Standard">
      <style:paragraph-properties fo:line-height="100%" fo:text-align="center" style:justify-single-word="false"/>
      <style:text-properties style:use-window-font-color="true" style:font-name="Calibri1" fo:font-size="11pt" fo:language="pl" fo:country="PL" fo:font-weight="normal" fo:background-color="transparent" style:font-name-asian="Calibri1" style:font-name-complex="Calibri1"/>
    </style:style>
    <style:style style:name="P25" style:family="paragraph" style:parent-style-name="Standard">
      <style:paragraph-properties fo:line-height="100%" fo:text-align="end" style:justify-single-word="false"/>
      <style:text-properties style:use-window-font-color="true" style:font-name="Calibri1" fo:font-size="11pt" fo:language="pl" fo:country="PL" fo:font-weight="normal" fo:background-color="transparent" style:font-name-asian="Calibri1" style:font-name-complex="Calibri1"/>
    </style:style>
    <style:style style:name="P26" style:family="paragraph" style:parent-style-name="Standard">
      <style:paragraph-properties fo:line-height="100%" fo:text-align="justify" style:justify-single-word="false"/>
      <style:text-properties style:use-window-font-color="true" style:font-name="Calibri1" fo:font-size="11pt" fo:language="pl" fo:country="PL" fo:font-weight="normal" fo:background-color="transparent" style:font-name-asian="Calibri1" style:font-name-complex="Calibri1"/>
    </style:style>
    <style:style style:name="P27" style:family="paragraph" style:parent-style-name="Standard">
      <style:paragraph-properties fo:line-height="10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28" style:family="paragraph" style:parent-style-name="Standard">
      <style:paragraph-properties fo:line-height="100%" fo:text-align="start" style:justify-single-word="false"/>
      <style:text-properties style:use-window-font-color="true" style:font-name="Calibri1" fo:font-size="11pt" fo:language="zxx" fo:country="none" fo:font-weight="normal" fo:background-color="transparent" style:font-name-asian="Calibri1" style:language-asian="zxx" style:country-asian="none" style:font-name-complex="Calibri1" style:language-complex="zxx" style:country-complex="none"/>
    </style:style>
    <style:style style:name="P29" style:family="paragraph" style:parent-style-name="Standard">
      <style:paragraph-properties fo:line-height="100%" fo:text-align="justify" style:justify-single-word="false"/>
      <style:text-properties fo:color="#000000" style:font-name="Times New Roman" fo:font-size="12pt" fo:language="pl" fo:country="PL" fo:font-weight="normal" fo:background-color="transparent" style:font-name-asian="Times New Roman" style:font-name-complex="Times New Roman"/>
    </style:style>
    <style:style style:name="P30" style:family="paragraph" style:parent-style-name="Standard">
      <style:paragraph-properties fo:line-height="100%" fo:text-align="start" style:justify-single-word="false"/>
    </style:style>
    <style:style style:name="P31" style:family="paragraph" style:parent-style-name="Standard">
      <style:paragraph-properties fo:line-height="100%" fo:text-align="justify" style:justify-single-word="false"/>
    </style:style>
    <style:style style:name="P32" style:family="paragraph" style:parent-style-name="Standard">
      <style:paragraph-properties fo:line-height="100%" fo:text-align="center" style:justify-single-word="false"/>
      <style:text-properties fo:language="pl" fo:country="PL"/>
    </style:style>
    <style:style style:name="P33" style:family="paragraph" style:parent-style-name="Standard">
      <style:paragraph-properties fo:line-height="100%" fo:text-align="justify" style:justify-single-word="false"/>
      <style:text-properties fo:language="pl" fo:country="PL"/>
    </style:style>
    <style:style style:name="P34" style:family="paragraph" style:parent-style-name="Standard">
      <style:paragraph-properties fo:line-height="100%" fo:text-align="start" style:justify-single-word="false"/>
      <style:text-properties fo:language="pl" fo:country="PL"/>
    </style:style>
    <style:style style:name="P35" style:family="paragraph" style:parent-style-name="Standard">
      <style:paragraph-properties fo:line-height="100%" fo:text-align="start" style:justify-single-word="false"/>
      <style:text-properties fo:color="#0000ff" style:font-name="Times New Roman"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 style:language-asian="zxx" style:country-asian="none" style:font-name-complex="Times New Roman" style:language-complex="zxx" style:country-complex="none"/>
    </style:style>
    <style:style style:name="P36" style:family="paragraph" style:parent-style-name="Standard">
      <style:text-properties fo:language="zxx" fo:country="none" style:language-asian="zxx" style:country-asian="none" style:language-complex="zxx" style:country-complex="none"/>
    </style:style>
    <style:style style:name="P37" style:family="paragraph" style:parent-style-name="Standard">
      <style:paragraph-properties fo:line-height="100%" fo:text-align="justify" style:justify-single-word="false"/>
      <style:text-properties fo:language="zxx" fo:country="none" style:language-asian="zxx" style:country-asian="none" style:language-complex="zxx" style:country-complex="none"/>
    </style:style>
    <style:style style:name="P38" style:family="paragraph" style:parent-style-name="Standard">
      <style:paragraph-properties fo:margin-left="8.742cm" fo:margin-right="0cm" fo:line-height="100%" fo:text-align="end" style:justify-single-word="false" fo:text-indent="0cm" style:auto-text-indent="false"/>
      <style:text-properties style:use-window-font-color="true" style:font-name="Times New Roman" fo:font-size="12pt" fo:language="pl" fo:country="PL" fo:font-weight="normal" fo:background-color="transparent" style:font-name-asian="Times New Roman" style:font-name-complex="Times New Roman"/>
    </style:style>
    <style:style style:name="P39" style:family="paragraph" style:parent-style-name="Standard">
      <style:paragraph-properties fo:margin-left="7.502cm" fo:margin-right="0cm" fo:line-height="100%" fo:text-align="end" style:justify-single-word="false" fo:text-indent="0cm" style:auto-text-indent="false"/>
      <style:text-properties style:use-window-font-color="true" style:font-name="Times New Roman" fo:font-size="12pt" fo:language="pl" fo:country="PL" fo:font-weight="normal" fo:background-color="transparent" style:font-name-asian="Times New Roman" style:font-name-complex="Times New Roman"/>
    </style:style>
    <style:style style:name="P40" style:family="paragraph" style:parent-style-name="Standard">
      <style:paragraph-properties fo:margin-left="4.995cm" fo:margin-right="0cm" fo:line-height="100%" fo:text-align="end" style:justify-single-word="false" fo:text-indent="0cm" style:auto-text-indent="false"/>
      <style:text-properties style:use-window-font-color="true" style:font-name="Times New Roman" fo:font-size="12pt" fo:language="pl" fo:country="PL" fo:font-weight="normal" fo:background-color="transparent" style:font-name-asian="Times New Roman" style:font-name-complex="Times New Roman"/>
    </style:style>
    <style:style style:name="P41" style:family="paragraph" style:parent-style-name="Standard">
      <style:paragraph-properties fo:margin-left="7.493cm" fo:margin-right="0cm" fo:line-height="100%" fo:text-align="center" style:justify-single-word="false" fo:text-indent="1.249cm" style:auto-text-indent="false"/>
      <style:text-properties style:use-window-font-color="true" style:font-name="Calibri1" fo:font-size="11pt" fo:language="pl" fo:country="PL" fo:font-weight="normal" fo:background-color="transparent" style:font-name-asian="Calibri1" style:font-name-complex="Calibri1"/>
    </style:style>
    <style:style style:name="P42" style:family="paragraph" style:parent-style-name="Standard">
      <style:paragraph-properties fo:margin-left="0.501cm" fo:margin-right="0cm" fo:line-height="100%" fo:text-align="justify" style:justify-single-word="false" fo:text-indent="-0.501cm" style:auto-text-indent="false"/>
      <style:text-properties style:use-window-font-color="true" style:font-name="Calibri1" fo:font-size="11pt" fo:language="pl" fo:country="PL" fo:font-weight="normal" fo:background-color="transparent" style:font-name-asian="Calibri1" style:font-name-complex="Calibri1"/>
    </style:style>
    <style:style style:name="P43"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use-window-font-color="true" style:font-name="Calibri1" fo:font-size="11pt" fo:language="pl" fo:country="PL" fo:font-weight="normal" officeooo:paragraph-rsid="003fc389" fo:background-color="transparent" style:font-name-asian="Calibri1" style:font-name-complex="Calibri1"/>
    </style:style>
    <style:style style:name="P4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use-window-font-color="true" style:font-name="Times New Roman1" fo:font-size="12pt" fo:language="pl" fo:country="PL" fo:font-weight="normal" officeooo:paragraph-rsid="003d14e7" fo:background-color="transparent" style:font-name-asian="Calibri1" style:font-size-asian="12pt" style:font-name-complex="Calibri1" style:font-size-complex="12pt"/>
    </style:style>
    <style:style style:name="P45"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use-window-font-color="true" style:font-name="Times New Roman1" fo:font-size="12pt" fo:language="pl" fo:country="PL" fo:font-weight="normal" officeooo:rsid="003fc389" officeooo:paragraph-rsid="003fc389" fo:background-color="transparent" style:font-name-asian="Calibri1" style:font-size-asian="12pt" style:font-name-complex="Calibri1" style:font-size-complex="12pt"/>
    </style:style>
    <style:style style:name="P46"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use-window-font-color="true" style:font-name="Calibri1" fo:font-size="11pt" fo:language="pl" fo:country="PL" fo:font-weight="normal" fo:background-color="transparent" style:font-name-asian="Calibri1" style:font-name-complex="Calibri1"/>
    </style:style>
    <style:style style:name="P47"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style:use-window-font-color="true" style:font-name="Calibri1" fo:font-size="11pt" fo:language="pl" fo:country="PL" fo:font-weight="normal" officeooo:paragraph-rsid="003fc389" fo:background-color="transparent" style:font-name-asian="Calibri1" style:font-name-complex="Calibri1"/>
    </style:style>
    <style:style style:name="P48" style:family="paragraph" style:parent-style-name="Standard">
      <loext:graphic-properties draw:fill="none"/>
      <style:paragraph-properties fo:margin-left="0cm" fo:margin-right="0cm" fo:line-height="150%" fo:text-align="center" style:justify-single-word="false" fo:text-indent="1.401cm" style:auto-text-indent="false" fo:background-color="transparent"/>
      <style:text-properties style:use-window-font-color="true" style:font-name="Times New Roman" fo:font-size="12pt" fo:language="pl" fo:country="PL" fo:font-weight="bold" fo:background-color="transparent" style:font-name-asian="Times New Roman" style:font-name-complex="Times New Roman"/>
    </style:style>
    <style:style style:name="T1" style:family="text">
      <style:text-properties style:use-window-font-color="true" style:font-name="Times New Roman" fo:font-size="12pt" fo:font-style="italic"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style="italic" fo:font-weight="bold" fo:background-color="transparent" loext:char-shading-value="0" style:font-name-asian="Times New Roman" style:font-name-complex="Times New Roman"/>
    </style:style>
    <style:style style:name="T3"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4"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5" style:family="text">
      <style:text-properties style:use-window-font-color="true" style:font-name="Times New Roman" fo:font-size="12pt" fo:font-weight="bold" officeooo:rsid="001cd574" fo:background-color="transparent" loext:char-shading-value="0" style:font-name-asian="Times New Roman" style:font-name-complex="Times New Roman"/>
    </style:style>
    <style:style style:name="T6" style:family="text">
      <style:text-properties style:use-window-font-color="true" style:font-name="Times New Roman" fo:font-size="12pt" fo:language="zxx" fo:country="none" fo:font-weight="normal" fo:background-color="transparent" loext:char-shading-value="0" style:font-name-asian="Times New Roman" style:language-asian="zxx" style:country-asian="none" style:font-name-complex="Times New Roman" style:language-complex="zxx" style:country-complex="none"/>
    </style:style>
    <style:style style:name="T7" style:family="text">
      <style:text-properties style:use-window-font-color="true" style:font-name="Times New Roman" fo:font-size="24pt" fo:font-weight="normal" fo:background-color="transparent" loext:char-shading-value="0" style:font-name-asian="Times New Roman" style:font-name-complex="Times New Roman"/>
    </style:style>
    <style:style style:name="T8" style:family="text">
      <style:text-properties style:use-window-font-color="true" style:font-name="Times New Roman" fo:font-size="24pt" fo:font-weight="normal" officeooo:rsid="001c0553" fo:background-color="transparent" loext:char-shading-value="0" style:font-name-asian="Times New Roman" style:font-name-complex="Times New Roman"/>
    </style:style>
    <style:style style:name="T9" style:family="text">
      <style:text-properties style:use-window-font-color="true" style:font-name="Times New Roman" fo:font-size="24pt" fo:font-style="italic" fo:font-weight="normal" fo:background-color="transparent" loext:char-shading-value="0" style:font-name-asian="Times New Roman" style:font-name-complex="Times New Roman"/>
    </style:style>
    <style:style style:name="T10"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1" style:family="text">
      <style:text-properties fo:color="#0000ff" style:font-name="Times New Roman"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language-asian="zxx" style:country-asian="none" style:font-name-complex="Times New Roman" style:language-complex="zxx" style:country-complex="none"/>
    </style:style>
    <style:style style:name="T12" style:family="text">
      <style:text-properties fo:color="#0000ff" style:font-name="Calibri1" fo:font-size="11pt" fo:language="zxx" fo:country="none"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language-asian="zxx" style:country-asian="none" style:font-name-complex="Calibri1" style:language-complex="zxx" style:country-complex="none"/>
    </style:style>
    <style:style style:name="T13" style:family="text">
      <style:text-properties style:font-name="MJI"/>
    </style:style>
    <style:style style:name="T14" style:family="text">
      <style:text-properties style:text-line-through-style="none" style:text-line-through-type="none" style:font-name="MJI" style:text-underline-style="none" style:text-blinking="false"/>
    </style:style>
    <style:style style:name="T15" style:family="text">
      <style:text-properties officeooo:rsid="001c0553"/>
    </style:style>
    <style:style style:name="T16" style:family="text">
      <style:text-properties officeooo:rsid="001cd574"/>
    </style:style>
    <style:style style:name="T17" style:family="text">
      <style:text-properties officeooo:rsid="00223e8b"/>
    </style:style>
    <style:style style:name="T18" style:family="text">
      <style:text-properties officeooo:rsid="0024806b"/>
    </style:style>
    <style:style style:name="T19" style:family="text">
      <style:text-properties officeooo:rsid="0025640e"/>
    </style:style>
    <style:style style:name="T20" style:family="text">
      <style:text-properties officeooo:rsid="002799d0"/>
    </style:style>
    <style:style style:name="T21" style:family="text">
      <style:text-properties officeooo:rsid="002af7d1"/>
    </style:style>
    <style:style style:name="T22" style:family="text">
      <style:text-properties fo:language="zxx" fo:country="none" style:language-asian="zxx" style:country-asian="none" style:language-complex="zxx" style:country-complex="none"/>
    </style:style>
    <style:style style:name="T23" style:family="text">
      <style:text-properties officeooo:rsid="003b9b03"/>
    </style:style>
    <style:style style:name="T24" style:family="text">
      <style:text-properties style:font-name="Times New Roman1" fo:font-size="12pt" officeooo:rsid="0031948c" style:font-size-asian="12pt" style:font-size-complex="12pt"/>
    </style:style>
    <style:style style:name="T25" style:family="text">
      <style:text-properties style:font-name="Times New Roman1" fo:font-size="12pt" officeooo:rsid="004be4a8" style:font-size-asian="12pt" style:font-size-complex="12pt"/>
    </style:style>
    <style:style style:name="T26" style:family="text">
      <style:text-properties officeooo:rsid="00411e70"/>
    </style:style>
    <style:style style:name="T27" style:family="text">
      <style:text-properties officeooo:rsid="0042f7b0"/>
    </style:style>
    <style:style style:name="T28" style:family="text">
      <style:text-properties officeooo:rsid="00499b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7"><text:tab/><text:tab/><text:tab/><text:tab/><text:tab/><text:tab/><text:tab/><text:tab/><text:tab/></text:p>
      <text:p text:style-name="P4">Szkoła Główna Gospodarstwa Wiejskiego</text:p>
      <text:p text:style-name="P4">w Warszawie</text:p>
      <text:p text:style-name="P4">Wydział Zastosowań Informatyki i Matematyki</text:p>
      <text:p text:style-name="P24"/>
      <text:p text:style-name="P24"/>
      <text:p text:style-name="P24"/>
      <text:p text:style-name="P24"/>
      <text:p text:style-name="P24"/>
      <text:p text:style-name="P24"/>
      <text:p text:style-name="P6">Paweł Kowaluk</text:p>
      <text:p text:style-name="P8">178715</text:p>
      <text:p text:style-name="P24"/>
      <text:p text:style-name="P24"/>
      <text:p text:style-name="P24"/>
      <text:p text:style-name="P24"/>
      <text:p text:style-name="P24"/>
      <text:p text:style-name="P32"><text:span text:style-name="T7">Gra komputerowa</text:span><text:span text:style-name="T9"> </text:span><text:span text:style-name="T7">symulująca skok ze spadochronem z wykorzystaniem silnika </text:span><text:span text:style-name="T8">Unity</text:span><text:span text:style-name="T7"> i języka programowania C</text:span><text:span text:style-name="T8">#</text:span></text:p>
      <text:p text:style-name="P24"/>
      <text:p text:style-name="P5">Computer game simulating skydiving using U<text:span text:style-name="T15">nity engine</text:span></text:p>
      <text:p text:style-name="P5">and the programming language C <text:span text:style-name="T15">#</text:span></text:p>
      <text:p text:style-name="P24"/>
      <text:p text:style-name="P24"/>
      <text:p text:style-name="P6">Praca dyplomowa inżynierska</text:p>
      <text:p text:style-name="P6">na kierunku informatyka</text:p>
      <text:p text:style-name="P24"/>
      <text:p text:style-name="P24"/>
      <text:p text:style-name="P24"/>
      <text:p text:style-name="P24"/>
      <text:p text:style-name="P23"/>
      <text:p text:style-name="P25"/>
      <text:p text:style-name="P38">Praca wykonana pod kierunkiem</text:p>
      <text:p text:style-name="P39"><text:s/>dr Andrzeja Zembrzuskiego</text:p>
      <text:p text:style-name="P40">Katedra Informatyki</text:p>
      <text:p text:style-name="P41"/>
      <text:p text:style-name="P41"/>
      <text:p text:style-name="P41"/>
      <text:p text:style-name="P8">Warszawa, <text:s/>2019 rok</text:p>
      <text:p text:style-name="P41"/>
      <text:p text:style-name="P41"/>
      <text:p text:style-name="P42"/>
      <text:p text:style-name="P9"><text:tab/><text:tab/><text:tab/><text:tab/><text:tab/><text:tab/><text:tab/><text:tab/></text:p>
      <text:p text:style-name="P23"/>
      <text:p text:style-name="P23"><text:soft-page-break/></text:p>
      <text:p text:style-name="P19">Oświadczenie promotora pracy</text:p>
      <text:p text:style-name="P26"/>
      <text:p text:style-name="P10">Oświadczam, że niniejsza praca została przygotowana pod moim kierunkiem <text:line-break/>i stwierdzam, że spełnia warunki do przedstawienia tej pracy w postępowaniu <text:line-break/>o nadanie tytułu zawodowego.</text:p>
      <text:p text:style-name="P26"/>
      <text:p text:style-name="P26"/>
      <text:p text:style-name="P10">Data ....................................<text:tab/><text:tab/>Podpis promotora pracy ...................................................</text:p>
      <text:p text:style-name="P26"/>
      <text:p text:style-name="P26"/>
      <text:p text:style-name="P26"/>
      <text:p text:style-name="P26"/>
      <text:p text:style-name="P26"/>
      <text:p text:style-name="P26"/>
      <text:p text:style-name="P26"/>
      <text:p text:style-name="P26"/>
      <text:p text:style-name="P26"/>
      <text:p text:style-name="P26"/>
      <text:p text:style-name="P19">Oświadczenie autora pracy</text:p>
      <text:p text:style-name="P26"/>
      <text:p text:style-name="P29">Świadom odpowiedzialności prawnej, w tym odpowiedzialności karnej za złożenie fałszywego oświadczenia, oświadczam, że niniejsza praca dyplomowa została napisana przeze mnie samodzielnie i nie zawiera treści uzyskanych w sposób niezgodny z obowiązującymi przepisami prawa, w szczególności ustawą z dnia 4 lutego 1994 r. o prawie autorskim i prawach pokrewnych (Dz. U. Nr 90 poz. 631 z późn. zm.)</text:p>
      <text:p text:style-name="P26"/>
      <text:p text:style-name="P10">Oświadczam, że przedstawiona praca nie była wcześniej podstawą żadnej procedury związanej z nadaniem dyplomu lub uzyskaniem tytułu zawodowego.</text:p>
      <text:p text:style-name="P26"/>
      <text:p text:style-name="P10">Oświadczam, że niniejsza wersja pracy jest identyczna z załączoną wersją elektroniczną.</text:p>
      <text:p text:style-name="P10">Przyjmuję do wiadomości, że praca dyplomowa poddana zostanie procedurze antyplagiatowej.</text:p>
      <text:p text:style-name="P23"/>
      <text:p text:style-name="P23"/>
      <text:p text:style-name="P23"/>
      <text:p text:style-name="P11">Data .....................................<text:tab/><text:tab/><text:tab/>Podpis autora pracy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19">Streszczenie</text:p>
      <text:p text:style-name="P26"/>
      <text:p text:style-name="P33"><text:span text:style-name="T4">Gra komputerowa</text:span><text:span text:style-name="T2"> </text:span><text:span text:style-name="T4">symulująca skok ze spadochronem z wykorzystaniem silnika U</text:span><text:span text:style-name="T5">nity</text:span><text:span text:style-name="T4"> i języka programowania C</text:span><text:span text:style-name="T5">#</text:span></text:p>
      <text:p text:style-name="P26"/>
      <text:p text:style-name="P10"/>
      <text:p text:style-name="P26"/>
      <text:p text:style-name="P26"/>
      <text:p text:style-name="P26"/>
      <text:p text:style-name="P26"/>
      <text:p text:style-name="P26"/>
      <text:p text:style-name="P26"/>
      <text:p text:style-name="P26"/>
      <text:p text:style-name="P26"/>
      <text:p text:style-name="P26"/>
      <text:p text:style-name="P26"/>
      <text:p text:style-name="P20">Summary</text:p>
      <text:p text:style-name="P27"/>
      <text:p text:style-name="P21">Computer game simulating skydiving using <text:span text:style-name="T16">Unity engine</text:span> and the programming language C<text:span text:style-name="T16">#</text:span></text:p>
      <text:p text:style-name="P27"/>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text:soft-page-break/><text:span text:style-name="T4">Spis</text:span><text:span text:style-name="T3"> </text:span><text:span text:style-name="T4">treści</text:span><text:span text:style-name="T3">:</text:span></text:p>
      <text:p text:style-name="P24"/>
      <text:list xml:id="list2298601636" text:style-name="L1">
        <text:list-header>
          <text:p text:style-name="P12"/>
        </text:list-header>
        <text:list-item>
          <text:p text:style-name="P12">Wstęp</text:p>
        </text:list-item>
        <text:list-item>
          <text:p text:style-name="P12">Wiadomości wprowadzające z zakresu fizyki.</text:p>
          <text:p text:style-name="P12"><text:span text:style-name="T21">2</text:span>.1. <text:span text:style-name="T18">Grawitacja</text:span></text:p>
          <text:p text:style-name="P12"><text:span text:style-name="T21">2</text:span>.2. <text:span text:style-name="T18">Siła oporu</text:span></text:p>
          <text:p text:style-name="P12"><text:span text:style-name="T21">2</text:span>.3. <text:span text:style-name="T18">Siła nośna</text:span></text:p>
          <text:p text:style-name="P14"><text:span text:style-name="T21">2</text:span>.4. Gęstość <text:span text:style-name="T19">gazów i cieczy</text:span></text:p>
          <text:p text:style-name="P15"><text:span text:style-name="T21">2</text:span>.5. Przebieg skoku ze spadochronem</text:p>
        </text:list-item>
        <text:list-item>
          <text:p text:style-name="P12">Wiadomości wprowadzające z zakresu informatyki.</text:p>
          <text:p text:style-name="P15"><text:span text:style-name="T21">3</text:span>.1. Historia symulacji</text:p>
          <text:p text:style-name="P15"><text:span text:style-name="T21">3</text:span>.2. Na czym polega symulacja</text:p>
          <text:p text:style-name="P13"><text:span text:style-name="T21">3</text:span>.<text:span text:style-name="T20">3</text:span>. <text:span text:style-name="T20">Silnik </text:span>Un<text:span text:style-name="T17">ity</text:span></text:p>
          <text:p text:style-name="P12"><text:span text:style-name="T21">3</text:span>.<text:span text:style-name="T20">4</text:span>. <text:span text:style-name="T20">Język programowania C#</text:span></text:p>
        </text:list-item>
        <text:list-item>
          <text:p text:style-name="P12"><text:span text:style-name="T28">Fizyka w grze symulującej</text:span> skok <text:span text:style-name="T20">ze</text:span> spadochron<text:span text:style-name="T20">em</text:span>.</text:p>
          <text:p text:style-name="P12"><text:span text:style-name="T21">4</text:span>.1. <text:span text:style-name="T28">Wyprowadzenie koniecznych wzorów</text:span></text:p>
          <text:p text:style-name="P12"><text:span text:style-name="T21">4</text:span>.2. <text:span text:style-name="T28">Implementacja</text:span></text:p>
        </text:list-item>
        <text:list-item>
          <text:p text:style-name="P17">Gra ze strony użytkownika</text:p>
          <text:p text:style-name="P17">5.1. Obsługa programu</text:p>
          <text:p text:style-name="P17">5.2. Interfejs użytkownika</text:p>
          <text:p text:style-name="P18">5.3. Przebieg rozgrywki</text:p>
        </text:list-item>
        <text:list-item>
          <text:p text:style-name="P18">Obsługa i interfejs ze strony kodu i Unity</text:p>
        </text:list-item>
        <text:list-item>
          <text:p text:style-name="P12">Podsumowanie</text:p>
          <text:p text:style-name="P12">Bibliografia</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8"/>
      <text:p text:style-name="P48"><text:soft-page-break/></text:p>
      <text:p text:style-name="P48">Wstęp:</text:p>
      <text:p text:style-name="P46"/>
      <text:p text:style-name="P47"><text:span text:style-name="T24">Symulacja komputerowa jest przybliżonym odtwarzaniem pewnych zjawisk lub zachowań jakiegoś obiektu bądź obiektów za pomocą modelu matematycznego, zapisanego jako program komputerowy, </text:span><text:span text:style-name="T25">z możliwością wykorzystania</text:span><text:span text:style-name="T24"> model</text:span><text:span text:style-name="T25">ów fizycznych</text:span><text:span text:style-name="T24">. Symulacja jest przydatna głównie, gdy rozwiązanie analityczne zajęłoby zbyt długo, bądź byłoby niemożliwe do wyznaczenia, co jest nierzadko spotykane w systemach złożonych. </text:span></text:p>
      <text:p text:style-name="P43"><text:span text:style-name="T24">Jednym z zachowań zbyt skomplikowanych aby rozwiązać je analitycznie jest przemieszczanie się człowieka w powietrzu podczas spadania z dużej wysokości, na przykład podczas skoku ze spadochronem, z ograniczoną możliwością zmiany pozycji ciała podczas lotu. Zagadnienie to jest na tyle skomplikowane, że aktualnie nie istnieją nawet dokładne wzory, którymi dałoby się precyzyjnie opisać siły oddziałujące na spadające ciało człowieka. Z tego powodu, aby zrobić symulację komputerową człowieka spadającego z dużej wysokości trzeba zastosować wiele przybliżeń.</text:span></text:p>
      <text:p text:style-name="P44"><text:span text:style-name="T23">W celu uzyskania jak najbardziej dokładnych wyników postanowiłem, używając możliwie jak najlepszych, ale jednocześnie niezbyt skomplikowanych przybliżeń, napisać grę za pomocą silnika gry Unity i języka programowania C#, w której wykorzystam własnoręcznie wyprowadzone przeze mnie wzory i przybliżenia. Gra ta symuluje skok ze spadochronem od momentu wyskoczenia z samolotu, do wypuszczenia pilocika wyciągającego, w której gracz może w ograniczonym stopniu kontrolować prędkość i odległość przebytą przez skoczka, zmieniając ułożenie ciała człowieka podczas lotu. </text:span></text:p>
      <text:p text:style-name="P45">W pracy tej przedstawię proces tworzenia <text:span text:style-name="T27">powyższej</text:span> gry, zaczynając od <text:span text:style-name="T26">niezbędnej wiedzy teoretycznej z zakresu fizyki takiej jak siła grawitacji, siła oporu, czy siła nośna, które są wymagane, aby ruch odbywający się podczas symulacji spadania był podobny do ruchu w prawdziwym świecie. Następnie omówię co to jest symulacja i dlaczego wybrałem silnik gry Unity oraz język programowania C#, a następnie pokażę jak zaimplementować wcześniej przedstawioną fizykę za pomocą języka C# w Unity i zrobić do tego graficzny interfejs.</text:span></text:p>
      <text:p text:style-name="P16"/>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1"><text:a xlink:type="simple" xlink:href="https://adventure.howstuffworks.com/skydiving1.htm" text:style-name="Internet_20_link" text:visited-style-name="Visited_20_Internet_20_Link"><text:span text:style-name="T11">https://adventure.howstuffworks.com/skydiving1.htm</text:span></text:a></text:p>
      <text:p text:style-name="P31"><text:a xlink:type="simple" xlink:href="https://adventure.howstuffworks.com/skydiving6.htm" text:style-name="Internet_20_link" text:visited-style-name="Visited_20_Internet_20_Link"><text:span text:style-name="T11">https://adventure.howstuffworks.com/skydiving6.htm</text:span></text:a></text:p>
      <text:p text:style-name="P31"><text:a xlink:type="simple" xlink:href="http://diverdriver.com/dehavilland-twin-otter/" text:style-name="Internet_20_link" text:visited-style-name="Visited_20_Internet_20_Link"><text:span text:style-name="T11">http://diverdriver.com/dehavilland-twin-otter/</text:span></text:a></text:p>
      <text:p text:style-name="P31"><text:a xlink:type="simple" xlink:href="http://www.dropzone.com/forum/Skydiving_C1/General_Skydiving_Discussions_F18/Newbie_Question,_Plane_Speeds_P2042536/" text:style-name="Internet_20_link" text:visited-style-name="Visited_20_Internet_20_Link"><text:span text:style-name="T11">http://www.dropzone.com/forum/Skydiving_C1/General_Skydiving_Discussions_F18/Newbie_Question,_Plane_Speeds_P2042536/</text:span></text:a></text:p>
      <text:p text:style-name="P31"><text:a xlink:type="simple" xlink:href="https://www.unitjuggler.com/convert-speed-from-ms-to-kt.html?val=45" text:style-name="Internet_20_link" text:visited-style-name="Visited_20_Internet_20_Link"><text:span text:style-name="T11">https://www.unitjuggler.com/convert-speed-from-ms-to-kt.html?val=45</text:span></text:a></text:p>
      <text:p text:style-name="P37"><text:span text:style-name="T10"/></text:p>
      <text:p text:style-name="P31"><text:a xlink:type="simple" xlink:href="https://www.grc.nasa.gov/www/k-12/airplane/ldrat.html" text:style-name="Internet_20_link" text:visited-style-name="Visited_20_Internet_20_Link"><text:span text:style-name="T11">https://www.grc.nasa.gov/www/k-12/airplane/ldrat.html</text:span></text:a></text:p>
      <text:p text:style-name="P31"><text:a xlink:type="simple" xlink:href="https://www.grc.nasa.gov/www/k-12/airplane/lifteq.html" text:style-name="Internet_20_link" text:visited-style-name="Visited_20_Internet_20_Link"><text:span text:style-name="T11">https://www.grc.nasa.gov/www/k-12/airplane/lifteq.html</text:span></text:a></text:p>
      <text:p text:style-name="P31"><text:a xlink:type="simple" xlink:href="https://pdfs.semanticscholar.org/e956/0e12923567efef9e37bead23b9e85bfe0ca3.pdf" text:style-name="Internet_20_link" text:visited-style-name="Visited_20_Internet_20_Link"><text:span text:style-name="T11">https://pdfs.semanticscholar.org/e956/0e12923567efef9e37bead23b9e85bfe0ca3.pdf</text:span></text:a></text:p>
      <text:p text:style-name="P31"><text:a xlink:type="simple" xlink:href="https://pastebin.com/wp33zacP" text:style-name="Internet_20_link" text:visited-style-name="Visited_20_Internet_20_Link"><text:span text:style-name="T11">https://pastebin.com/wp33zacP</text:span></text:a></text:p>
      <text:p text:style-name="P30"><text:a xlink:type="simple" xlink:href="https://en.wikipedia.org/wiki/Free_fall" text:style-name="Internet_20_link" text:visited-style-name="Visited_20_Internet_20_Link"><text:span text:style-name="T11">https://en.wikipedia.org/wiki/Free_fall</text:span></text:a></text:p>
      <text:p text:style-name="P30"><text:a xlink:type="simple" xlink:href="https://pl.wikipedia.org/wiki/Przyspieszenie_ziemskie" text:style-name="Internet_20_link" text:visited-style-name="Visited_20_Internet_20_Link"><text:span text:style-name="T11">https://pl.wikipedia.org/wiki/Przyspieszenie_ziemskie</text:span></text:a></text:p>
      <text:p text:style-name="P30"><text:a xlink:type="simple" xlink:href="https://en.wikipedia.org/wiki/Drag_(physics)" text:style-name="Internet_20_link" text:visited-style-name="Visited_20_Internet_20_Link"><text:span text:style-name="T11">https://en.wikipedia.org/wiki/Drag_(physics)</text:span></text:a></text:p>
      <text:p text:style-name="P30"><text:a xlink:type="simple" xlink:href="https://en.wikipedia.org/wiki/Lift_(force)" text:style-name="Internet_20_link" text:visited-style-name="Visited_20_Internet_20_Link"><text:span text:style-name="T11">https://en.wikipedia.org/wiki/Lift_(force)</text:span></text:a></text:p>
      <text:p text:style-name="P30"><text:a xlink:type="simple" xlink:href="https://en.wikipedia.org/wiki/Lift-induced_drag" text:style-name="Internet_20_link" text:visited-style-name="Visited_20_Internet_20_Link"><text:span text:style-name="T11">https://en.wikipedia.org/wiki/Lift-induced_drag</text:span></text:a></text:p>
      <text:p text:style-name="P30"><text:a xlink:type="simple" xlink:href="https://en.wikipedia.org/wiki/Drag_coefficient" text:style-name="Internet_20_link" text:visited-style-name="Visited_20_Internet_20_Link"><text:span text:style-name="T11">https://en.wikipedia.org/wiki/Drag_coefficient</text:span></text:a></text:p>
      <text:p text:style-name="P30"><text:a xlink:type="simple" xlink:href="https://en.wikipedia.org/wiki/Density_of_air" text:style-name="Internet_20_link" text:visited-style-name="Visited_20_Internet_20_Link"><text:span text:style-name="T11">https://en.wikipedia.org/wiki/Density_of_air</text:span></text:a></text:p>
      <text:p text:style-name="P30"><text:a xlink:type="simple" xlink:href="http://www.sggw.pl/image/data/SGGW/bss/z_34_z_01-06-2016_prace_dyplomowe_SGGW_wytyczne.pdf" text:style-name="Internet_20_link" text:visited-style-name="Visited_20_Internet_20_Link"><text:span text:style-name="T11">http://www.sggw.pl/image/data/SGGW/bss/z_34_z_01-06-2016_prace_dyplomowe_SGGW_wytyczne.pdf</text:span></text:a></text:p>
      <text:p text:style-name="P30"><text:a xlink:type="simple" xlink:href="http://www.sggw.pl/image/data/SGGW/bss/z_34_z_01-06-2016_prace_dyplomowe_SGGW_wytyczne_z1.pdf" text:style-name="Internet_20_link" text:visited-style-name="Visited_20_Internet_20_Link"><text:span text:style-name="T11">http://www.sggw.pl/image/data/SGGW/bss/z_34_z_01-06-2016_prace_dyplomowe_SGGW_wytyczne_z1.pdf</text:span></text:a></text:p>
      <text:p text:style-name="P30"><text:soft-page-break/><text:a xlink:type="simple" xlink:href="https://www.youtube.com/watch?v=3L8rnCvXEkI" text:style-name="Internet_20_link" text:visited-style-name="Visited_20_Internet_20_Link"><text:span text:style-name="T11">https://www.youtube.com/watch?v=3L8rnCvXEkI</text:span></text:a></text:p>
      <text:p text:style-name="P30"><text:a xlink:type="simple" xlink:href="https://en.wikipedia.org/wiki/Gravity_of_Earth" text:style-name="Internet_20_link" text:visited-style-name="Visited_20_Internet_20_Link"><text:span text:style-name="T12">https://en.wikipedia.org/wiki/Gravity_of_Earth</text:span></text:a></text:p>
      <text:p text:style-name="P30"><text:a xlink:type="simple" xlink:href="https://en.wikipedia.org/wiki/Gravitational_constant" text:style-name="Internet_20_link" text:visited-style-name="Visited_20_Internet_20_Link"><text:span text:style-name="T12">https://en.wikipedia.org/wiki/Gravitational_constant</text:span></text:a></text:p>
      <text:p text:style-name="P30"><text:a xlink:type="simple" xlink:href="https://en.wikipedia.org/wiki/Earth_radius" text:style-name="Internet_20_link" text:visited-style-name="Visited_20_Internet_20_Link"><text:span text:style-name="T12">https://en.wikipedia.org/wiki/Earth_radius</text:span></text:a></text:p>
      <text:p text:style-name="P30"><text:a xlink:type="simple" xlink:href="https://en.wikipedia.org/wiki/Earth" text:style-name="Internet_20_link" text:visited-style-name="Visited_20_Internet_20_Link"><text:span text:style-name="T12">https://en.wikipedia.org/wiki/Earth</text:span></text:a></text:p>
      <text:p text:style-name="P30"><text:a xlink:type="simple" xlink:href="https://en.wikipedia.org/wiki/Latitude" text:style-name="Internet_20_link" text:visited-style-name="Visited_20_Internet_20_Link"><text:span text:style-name="T12">https://en.wikipedia.org/wiki/Latitude</text:span></text:a></text:p>
      <text:p text:style-name="P30"><text:a xlink:type="simple" xlink:href="https://en.wikipedia.org/wiki/Density_of_air" text:style-name="Internet_20_link" text:visited-style-name="Visited_20_Internet_20_Link"><text:span text:style-name="T12">https://en.wikipedia.org/wiki/Density_of_air</text:span></text:a></text:p>
      <text:p text:style-name="P30"><text:a xlink:type="simple" xlink:href="https://en.wikipedia.org/wiki/Angle_of_attack" text:style-name="Internet_20_link" text:visited-style-name="Visited_20_Internet_20_Link"><text:span text:style-name="T12">https://en.wikipedia.org/wiki/Angle_of_attack</text:span></text:a></text:p>
      <text:p text:style-name="P30"><text:a xlink:type="simple" xlink:href="https://en.wikipedia.org/wiki/Projected_area" text:style-name="Internet_20_link" text:visited-style-name="Visited_20_Internet_20_Link"><text:span text:style-name="T12">https://en.wikipedia.org/wiki/Projected_area</text:span></text:a></text:p>
      <text:p text:style-name="P30"><text:a xlink:type="simple" xlink:href="https://www.deviantart.com/millenniumman001/art/Superhero-Male-Character-Model-Sheet-Mannequin-598071477" text:style-name="Internet_20_link" text:visited-style-name="Visited_20_Internet_20_Link"><text:span text:style-name="T11">https://www.deviantart.com/millenniumman001/art/Superhero-Male-Character-Model-Sheet-Mannequin-598071477</text:span></text:a></text:p>
      <text:p text:style-name="P30"><text:a xlink:type="simple" xlink:href="http://wfp.asp.krakow.pl/ergonomia2/pliki/10_dane-antropometryczne_mezczyzni-pl.pdf" text:style-name="Internet_20_link" text:visited-style-name="Visited_20_Internet_20_Link"><text:span text:style-name="T11">http://wfp.asp.krakow.pl/ergonomia2/pliki/10_dane-antropometryczne_mezczyzni-pl.pdf</text:span></text:a></text:p>
      <text:p text:style-name="P30"><text:a xlink:type="simple" xlink:href="https://upload.wikimedia.org/wikipedia/commons/0/03/De_Havilland_Canada_UV-18A_TWIN_OTTER.png" text:style-name="Internet_20_link" text:visited-style-name="Visited_20_Internet_20_Link"><text:span text:style-name="T11">https://upload.wikimedia.org/wikipedia/commons/0/03/De_Havilland_Canada_UV-18A_TWIN_OTTER.png</text:span></text:a><text:span text:style-name="T6"><text:line-break/></text:span><text:a xlink:type="simple" xlink:href="https://www.quora.com/What-is-the-minimum-altitude-to-deploy-your-parachute" text:style-name="Internet_20_link" text:visited-style-name="Visited_20_Internet_20_Link"><text:span text:style-name="T11">https://www.quora.com/What-is-the-minimum-altitude-to-deploy-your-parachute</text:span></text:a></text:p>
      <text:p text:style-name="P30"><text:a xlink:type="simple" xlink:href="https://courses.lumenlearning.com/physics/chapter/5-2-drag-forces/" text:style-name="Internet_20_link" text:visited-style-name="Visited_20_Internet_20_Link"><text:span text:style-name="T11">https://courses.lumenlearning.com/physics/chapter/5-2-drag-forces/</text:span></text:a></text:p>
      <text:p text:style-name="P35">https://en.wikipedia.org/wiki/Speed_skydivin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ela2" table:style-name="Tabela2">
        <table:table-column table:style-name="Tabela2.A"/>
        <table:table-column table:style-name="Tabela2.B"/>
        <table:table-row>
          <table:table-cell table:style-name="Tabela2.A1" table:number-rows-spanned="2" office:value-type="string">
            <text:p text:style-name="P1"><text:span text:style-name="T13">cos α </text:span>= </text:p>
          </table:table-cell>
          <table:table-cell table:style-name="Tabela2.A1" office:value-type="string">
            <text:p text:style-name="P3"><text:span text:style-name="T14">a</text:span>·<text:span text:style-name="T14">b</text:span></text:p>
          </table:table-cell>
        </table:table-row>
        <table:table-row>
          <table:covered-table-cell/>
          <table:table-cell table:style-name="Tabela2.A1" office:value-type="string">
            <text:p text:style-name="P2">|<text:span text:style-name="T14">a</text:span>|·|<text:span text:style-name="T14">b</text:span>|</text:p>
          </table:table-cell>
        </table:table-row>
      </table:table>
      <text:p text:style-name="P23">Wyrażenie te powinno zawsze zwracać wartość z przedziału &lt;-1;1&gt;, jednak przez brak dokładności obliczeń, gdy wartość ta powinna być bliska bądź nawet równa -1, lub 1, to może się zdarzyć, że program zwróci wartość niewiele większą od 1, bądź mniejszą od -1. Jednak wyświetlając tę liczbę na ekranie otrzymamy po prostu 1/-1, gdyż Unity zanim wyświetli liczby, najpierw konwertuje je na <text:span text:style-name="T22">stringa</text:span>, przy czym zaokrągla je automatycznie do maksymalnie sześciu miejsc po przecinku. Jednak jeśli wrzucić tą wartość do <text:span text:style-name="T22">arcusa</text:span> cosinusa, to zwróci nam <text:span text:style-name="T22">NaN</text:span>(not a number), gdyż <text:span text:style-name="T22">Mathf.Acos</text:span> przyjmuje tylko wartości z przedziału &lt;-1;1&gt;. Powoduje to potem lawinę <text:span text:style-name="T22">NaN'ów </text:span>i wszystkie zmienne, które bezpośrednio, lub pośrednio korzystają z <text:span text:style-name="T22">AngleOfAttack</text:span> również stają się <text:span text:style-name="T22">NaN</text:span>. W związku z tym trzeba się zabezpieczyć przed taką możliwością i przed wrzuceniem naszej wartości do<text:span text:style-name="T22"> Mathf.Acos</text:span>, najpierw zastosować <text:span text:style-name="T22">Mathf.Clamp</text:span>(wartość,-1,1), która sprawi, że jeśli nasza wartość będzie mniejsza niż -1, to ustawi ją na -1, a jak będzie większa od 1, to ustawi ją na 1.</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Wyrażam zgodę na udostępnienie mojej pracy w czytelniach Biblioteki SGGW <text:line-break/>w tym w Archiwum Prac Dyplomowych SGGW.</text:p>
      <text:p text:style-name="P23"/>
      <text:p text:style-name="P23"/>
      <text:p text:style-name="P23"/>
      <text:p text:style-name="P23"/>
      <text:p text:style-name="P11"><text:tab/><text:tab/><text:tab/><text:tab/><text:tab/><text:tab/><text:tab/>.................................................................</text:p>
      <text:p text:style-name="P34"><text:span text:style-name="T3"><text:tab/><text:tab/><text:tab/><text:tab/><text:tab/><text:tab/><text:tab/><text:tab/></text:span><text:span text:style-name="T1">(czytelny podpis autora pracy)</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MJI" svg:font-family="MJI"/>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8T16:15:41.699000000</dc:date>
    <meta:editing-duration>P8DT9H18M56S</meta:editing-duration>
    <meta:editing-cycles>11</meta:editing-cycles>
    <meta:generator>LibreOffice/6.1.3.2$Windows_X86_64 LibreOffice_project/86daf60bf00efa86ad547e59e09d6bb77c699acb</meta:generator>
    <meta:document-statistic meta:table-count="1" meta:image-count="0" meta:object-count="0" meta:page-count="9" meta:paragraph-count="96" meta:word-count="808" meta:character-count="7663" meta:non-whitespace-character-count="6913"/>
  </office:meta>
</office:document-meta>
</file>